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01in"/>
    </style:style>
    <style:style style:name="co2" style:family="table-column">
      <style:table-column-properties fo:break-before="auto" style:column-width="0.4689in"/>
    </style:style>
    <style:style style:name="co3" style:family="table-column">
      <style:table-column-properties fo:break-before="auto" style:column-width="4.35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533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2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3" table:default-cell-style-name="Default"/>
        <table:table-column table:style-name="co2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4" table:visibility="collapse" table:default-cell-style-name="Default"/>
        <table:table-column table:style-name="co7" table:visibility="collapse" table:default-cell-style-name="Default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Azelma</text:p>
          </table:table-cell>
          <table:table-cell office:value-type="string">
            <text:p>AZ</text:p>
          </table:table-cell>
          <table:table-cell office:value-type="string">
            <text:p>Azelma, daughter of the Thénardiers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Eponine</text:p>
          </table:table-cell>
          <table:table-cell office:value-type="string">
            <text:p>EP</text:p>
          </table:table-cell>
          <table:table-cell office:value-type="string">
            <text:p>Eponine, daughter of the Thénardiers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Jean Valjean</text:p>
          </table:table-cell>
          <table:table-cell office:value-type="string">
            <text:p>JV</text:p>
          </table:table-cell>
          <table:table-cell office:value-type="string">
            <text:p>Jean Valjean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Thénardier</text:p>
          </table:table-cell>
          <table:table-cell office:value-type="string">
            <text:p>TH</text:p>
          </table:table-cell>
          <table:table-cell office:value-type="string">
            <text:p>Thénardier, innkeeper in Montfermeil, aka Jondrett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me Thénardier</text:p>
          </table:table-cell>
          <table:table-cell office:value-type="string">
            <text:p>TM</text:p>
          </table:table-cell>
          <table:table-cell office:value-type="string">
            <text:p>Madame Thénardier, wife of Thénardier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aroness de T</text:p>
          </table:table-cell>
          <table:table-cell office:value-type="string">
            <text:p>BT</text:p>
          </table:table-cell>
          <table:table-cell office:value-type="string">
            <text:p>Baroness de T-, friend of M.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. Gillenormand</text:p>
          </table:table-cell>
          <table:table-cell office:value-type="string">
            <text:p>GI</text:p>
          </table:table-cell>
          <table:table-cell office:value-type="string">
            <text:p>M. Gillenormand, Marius's grandfather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ount Lamothe</text:p>
          </table:table-cell>
          <table:table-cell office:value-type="string">
            <text:p>LA</text:p>
          </table:table-cell>
          <table:table-cell office:value-type="string">
            <text:p>Count Lamothe, member of Baroness de T-'s salon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lle Gillenormand</text:p>
          </table:table-cell>
          <table:table-cell office:value-type="string">
            <text:p>MG</text:p>
          </table:table-cell>
          <table:table-cell office:value-type="string">
            <text:p>Mlle Gillenormand, unmarried daughter of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agnon</text:p>
          </table:table-cell>
          <table:table-cell office:value-type="string">
            <text:p>MN</text:p>
          </table:table-cell>
          <table:table-cell office:value-type="string">
            <text:p>Magnon, servant of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lle Vaubois</text:p>
          </table:table-cell>
          <table:table-cell office:value-type="string">
            <text:p>MV</text:p>
          </table:table-cell>
          <table:table-cell office:value-type="string">
            <text:p>Mlle Vaubois, friend of Mlle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Théodule</text:p>
          </table:table-cell>
          <table:table-cell office:value-type="string">
            <text:p>TG</text:p>
          </table:table-cell>
          <table:table-cell office:value-type="string">
            <text:p>Lieutenant Théodule Gillenormand, grandnephew of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abet</text:p>
          </table:table-cell>
          <table:table-cell office:value-type="string">
            <text:p>BB</text:p>
          </table:table-cell>
          <table:table-cell office:value-type="string">
            <text:p>Babet, member, Patron-Minett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rujon</text:p>
          </table:table-cell>
          <table:table-cell office:value-type="string">
            <text:p>BJ</text:p>
          </table:table-cell>
          <table:table-cell office:value-type="string">
            <text:p>Brujon, criminal, associate of Patron-Minett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oulatruelle</text:p>
          </table:table-cell>
          <table:table-cell office:value-type="string">
            <text:p>BZ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Deuxmilliards</text:p>
          </table:table-cell>
          <table:table-cell office:value-type="string">
            <text:p>DU</text:p>
          </table:table-cell>
          <table:table-cell office:value-type="string">
            <text:p>Deux-millards, aka Demi-liard, a criminal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Gueulemer</text:p>
          </table:table-cell>
          <table:table-cell office:value-type="string">
            <text:p>GU</text:p>
          </table:table-cell>
          <table:table-cell office:value-type="string">
            <text:p>Gueulemer, member of Patron-Minett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Javert</text:p>
          </table:table-cell>
          <table:table-cell office:value-type="string">
            <text:p>JA</text:p>
          </table:table-cell>
          <table:table-cell office:value-type="string">
            <text:p>Javert, police officer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anchaud</text:p>
          </table:table-cell>
          <table:table-cell office:value-type="string">
            <text:p>PN</text:p>
          </table:table-cell>
          <table:table-cell office:value-type="string">
            <text:p>Panchaud, a criminal aka as Printanier, Bigrenaill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laquesous</text:p>
          </table:table-cell>
          <table:table-cell office:value-type="string">
            <text:p>QU</text:p>
          </table:table-cell>
          <table:table-cell office:value-type="string">
            <text:p>Claquesous, member of Patron-Minette,aka Le Cabuc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ahorel</text:p>
          </table:table-cell>
          <table:table-cell office:value-type="string">
            <text:p>BA</text:p>
          </table:table-cell>
          <table:table-cell office:value-type="string">
            <text:p>Bahorel, member,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ossuet</text:p>
          </table:table-cell>
          <table:table-cell office:value-type="string">
            <text:p>BO</text:p>
          </table:table-cell>
          <table:table-cell office:value-type="string">
            <text:p>Bossuet (Lesgle), member,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me Burgon</text:p>
          </table:table-cell>
          <table:table-cell office:value-type="string">
            <text:p>BU</text:p>
          </table:table-cell>
          <table:table-cell office:value-type="string">
            <text:p>Mme Burgon (aka Bougon), new concierge at the Gorbeau teneme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arisian coachman</text:p>
          </table:table-cell>
          <table:table-cell office:value-type="string">
            <text:p>CG</text:p>
          </table:table-cell>
          <table:table-cell office:value-type="string">
            <text:p>Coachman by Gorbeau tenem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ombeferre</text:p>
          </table:table-cell>
          <table:table-cell office:value-type="string">
            <text:p>CM</text:p>
          </table:table-cell>
          <table:table-cell office:value-type="string">
            <text:p>Combeferre, member,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osette</text:p>
          </table:table-cell>
          <table:table-cell office:value-type="string">
            <text:p>CO</text:p>
          </table:table-cell>
          <table:table-cell office:value-type="string">
            <text:p>Cosette, daughter of Fant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ourfeyrac</text:p>
          </table:table-cell>
          <table:table-cell office:value-type="string">
            <text:p>CR</text:p>
          </table:table-cell>
          <table:table-cell office:value-type="string">
            <text:p>Courfeyrac, member,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Enjolras</text:p>
          </table:table-cell>
          <table:table-cell office:value-type="string">
            <text:p>EN</text:p>
          </table:table-cell>
          <table:table-cell office:value-type="string">
            <text:p>Enjolras, chief of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Gavroche</text:p>
          </table:table-cell>
          <table:table-cell office:value-type="string">
            <text:p>GA</text:p>
          </table:table-cell>
          <table:table-cell office:value-type="string">
            <text:p>Gavroche, son of the Thénardier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Grantaire</text:p>
          </table:table-cell>
          <table:table-cell office:value-type="string">
            <text:p>GT</text:p>
          </table:table-cell>
          <table:table-cell office:value-type="string">
            <text:p>Grantaire, Friends of the ABC skepti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Joly</text:p>
          </table:table-cell>
          <table:table-cell office:value-type="string">
            <text:p>JO</text:p>
          </table:table-cell>
          <table:table-cell office:value-type="string">
            <text:p>Joly, member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rouvaire</text:p>
          </table:table-cell>
          <table:table-cell office:value-type="string">
            <text:p>JP</text:p>
          </table:table-cell>
          <table:table-cell office:value-type="string">
            <text:p>Prouvaire, member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Marius</text:p>
          </table:table-cell>
          <table:table-cell office:value-type="string">
            <text:p>MA</text:p>
          </table:table-cell>
          <table:table-cell office:value-type="string">
            <text:p>Mari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orter, r. de l'Ouest</text:p>
          </table:table-cell>
          <table:table-cell office:value-type="string">
            <text:p>PS</text:p>
          </table:table-cell>
          <table:table-cell office:value-type="string">
            <text:p>Porter, rue de l'Ou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arius's servant</text:p>
          </table:table-cell>
          <table:table-cell office:value-type="string">
            <text:p>SR</text:p>
          </table:table-cell>
          <table:table-cell office:value-type="string">
            <text:p>Servant to Marius at Garbeau tenem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Abbé Mabeuf</text:p>
          </table:table-cell>
          <table:table-cell office:value-type="string">
            <text:p>AM</text:p>
          </table:table-cell>
          <table:table-cell office:value-type="string">
            <text:p>Abbé Mabeuf, curé in Vernon, brother of M. Mabeu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Doctor, Vernon</text:p>
          </table:table-cell>
          <table:table-cell office:value-type="string">
            <text:p>DV</text:p>
          </table:table-cell>
          <table:table-cell office:value-type="string">
            <text:p>Doctor in Vern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olonel Pontmercy</text:p>
          </table:table-cell>
          <table:table-cell office:value-type="string">
            <text:p>GP</text:p>
          </table:table-cell>
          <table:table-cell office:value-type="string">
            <text:p>Colonel George Pontmercy, Marius's fath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. Mabeuf</text:p>
          </table:table-cell>
          <table:table-cell office:value-type="string">
            <text:p>MM</text:p>
          </table:table-cell>
          <table:table-cell office:value-type="string">
            <text:p>M. Mabeuf, warden of St. Sulpice, bibliophi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me Pontmercy</text:p>
          </table:table-cell>
          <table:table-cell office:value-type="string">
            <text:p>MP</text:p>
          </table:table-cell>
          <table:table-cell office:value-type="string">
            <text:p>Mme Pontmercy, younger daughter of Gillenorm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Napoleon</text:p>
          </table:table-cell>
          <table:table-cell office:value-type="string">
            <text:p>NP</text:p>
          </table:table-cell>
          <table:table-cell office:value-type="string">
            <text:p>Napoleon, Emperor of Fra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other Plutarch</text:p>
          </table:table-cell>
          <table:table-cell office:value-type="string">
            <text:p>PL</text:p>
          </table:table-cell>
          <table:table-cell office:value-type="string">
            <text:p>Mother Plutarch, housekeeper of M. Mabeu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Pontmercy's servant</text:p>
          </table:table-cell>
          <table:table-cell office:value-type="string">
            <text:p>WP</text:p>
          </table:table-cell>
          <table:table-cell office:value-type="string">
            <text:p>Woman servant to Colonel Pontmerc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</table:table>
      <table:database-ranges>
        <table:database-range table:target-range-address="Sheet1.A1:Sheet1.S1048576">
          <table:sort>
            <table:sort-by table:field-number="18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0/16/2015</text:date>, <text:time>16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6:24:18</dc:date>
    <dc:creator>Sergei Kalugin</dc:creator>
    <meta:generator>OpenOffice/4.1.1$Unix OpenOffice.org_project/411m6$Build-9775</meta:generator>
    <meta:editing-duration>PT17M44S</meta:editing-duration>
    <meta:editing-cycles>2</meta:editing-cycles>
    <meta:document-statistic meta:table-count="1" meta:cell-count="1012" meta:object-count="0"/>
  </office:meta>
</office:document-meta>
</file>